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2.4165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uaib_20_Redone_20_23-30May14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5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508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ffc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uaib Redone 23-30May14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1015" table:default-cell-style-name="Default"/>
        <table:table-row table:style-name="ro1">
          <table:table-cell office:value-type="string">
            <text:p>Contact</text:p>
          </table:table-cell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Education</text:p>
          </table:table-cell>
          <table:table-cell office:value-type="string">
            <text:p>Channel</text:p>
          </table:table-cell>
          <table:table-cell office:value-type="string">
            <text:p>Language</text:p>
          </table:table-cell>
          <table:table-cell office:value-type="string">
            <text:p>Location</text:p>
          </table:table-cell>
          <table:table-cell office:value-type="string">
            <text:p>Region</text:p>
          </table:table-cell>
          <table:table-cell office:value-type="string">
            <text:p>Date</text:p>
          </table:table-cell>
          <table:table-cell table:number-columns-repeated="1015"/>
        </table:table-row>
        <table:table-row table:style-name="ro1">
          <table:table-cell office:value-type="float" office:value="653706097">
            <text:p>65370609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8704644">
            <text:p>50870464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313442">
            <text:p>54231344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066239">
            <text:p>54606623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0201800">
            <text:p>20020180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3833973">
            <text:p>57383397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6563084">
            <text:p>57656308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880846">
            <text:p>24588084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520292">
            <text:p>54152029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1900735">
            <text:p>27190073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4641482">
            <text:p>54464148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9331327">
            <text:p>27933132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7714838">
            <text:p>24771483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086041">
            <text:p>54108604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4721247">
            <text:p>27472124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691022">
            <text:p>24969102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658859">
            <text:p>54265885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4430021">
            <text:p>57443002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225128">
            <text:p>54922512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861606">
            <text:p>54086160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8197985">
            <text:p>24819798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227590">
            <text:p>54622759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565586">
            <text:p>54156558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440607">
            <text:p>24144060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097312">
            <text:p>54609731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239690">
            <text:p>24323969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201667">
            <text:p>54220166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440004">
            <text:p>54944000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435572">
            <text:p>24343557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62737536">
            <text:p>26273753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012294">
            <text:p>24301229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9379699">
            <text:p>27937969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7793927">
            <text:p>57779392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005209">
            <text:p>54000520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5795588">
            <text:p>54579558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8630119">
            <text:p>24863011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35269932">
            <text:p>23526993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7256756">
            <text:p>50725675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787998">
            <text:p>24178799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480829">
            <text:p>24348082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038982">
            <text:p>54703898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6661775">
            <text:p>24666177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8513978">
            <text:p>20851397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663374">
            <text:p>54066337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9038083">
            <text:p>20903808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534559">
            <text:p>24553455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821993">
            <text:p>54082199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091642">
            <text:p>54909164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407750">
            <text:p>54940775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3545019">
            <text:p>57354501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035641">
            <text:p>54103564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842334">
            <text:p>54984233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903683">
            <text:p>54290368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3639229">
            <text:p>20363922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417990">
            <text:p>54741799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8652190">
            <text:p>54865219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190049">
            <text:p>24119004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642886">
            <text:p>54764288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119553">
            <text:p>54711955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822436">
            <text:p>54782243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145815">
            <text:p>24314581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5299178">
            <text:p>54529917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900388">
            <text:p>54690038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482279">
            <text:p>54348227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8885435">
            <text:p>54888543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8917415">
            <text:p>54891741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1530428">
            <text:p>27153042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4151472">
            <text:p>57415147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517306">
            <text:p>54251730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622776">
            <text:p>54662277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156382">
            <text:p>24515638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091107">
            <text:p>54609110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0176855">
            <text:p>24017685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34954154">
            <text:p>23495415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2185595">
            <text:p>27218559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003598">
            <text:p>54700359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372680">
            <text:p>54137268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334039">
            <text:p>54033403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4821735">
            <text:p>54482173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5225120">
            <text:p>50522512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0064219">
            <text:p>5700642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4299498">
            <text:p>54429949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325133">
            <text:p>54732513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47809376">
            <text:p>24780937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5302019">
            <text:p>20530201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130148">
            <text:p>24913014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67041629">
            <text:p>26704162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853293">
            <text:p>54985329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3663030">
            <text:p>57366303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564847">
            <text:p>54356484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424549">
            <text:p>54042454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6332751">
            <text:p>57633275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086831">
            <text:p>54308683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4427063">
            <text:p>57442706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3240119">
            <text:p>2032401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0630566">
            <text:p>24063056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2150876">
            <text:p>50215087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615604">
            <text:p>54161560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019719">
            <text:p>24901971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664952">
            <text:p>54066495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335103">
            <text:p>54033510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8035882">
            <text:p>24803588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9893636">
            <text:p>57989363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6171314">
            <text:p>20617131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900285">
            <text:p>24590028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3126704">
            <text:p>50312670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572807">
            <text:p>54657280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2421290">
            <text:p>57242129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6391430">
            <text:p>24639143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654584">
            <text:p>24965458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005447">
            <text:p>24900544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01484180">
            <text:p>20148418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7602297">
            <text:p>24760229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422849">
            <text:p>24542284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365720">
            <text:p>24536572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8896812">
            <text:p>54889681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822725">
            <text:p>54682272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715165">
            <text:p>54171516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8223182">
            <text:p>50822318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5224897">
            <text:p>50522489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9031604">
            <text:p>20903160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9543780">
            <text:p>50954378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041225">
            <text:p>24304122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2552028">
            <text:p>20255202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295491">
            <text:p>54729549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0176855">
            <text:p>24017685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1406101">
            <text:p>27140610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747649">
            <text:p>54974764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1614201">
            <text:p>27161420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922493">
            <text:p>54692249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888469">
            <text:p>5418884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385295">
            <text:p>5738529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774019">
            <text:p>24577401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0441934">
            <text:p>20044193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60538946">
            <text:p>26053894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9806275">
            <text:p>20980627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9006443">
            <text:p>50900644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1937008">
            <text:p>20193700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04307791">
            <text:p>50430779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524022">
            <text:p>54352402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7018016">
            <text:p>50701801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5796210">
            <text:p>54579621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1474092">
            <text:p>20147409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3685494">
            <text:p>57368549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3014023">
            <text:p>20301402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7969288">
            <text:p>24796928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4375607">
            <text:p>544375607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421787">
            <text:p>24142178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955684">
            <text:p>54395568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6725829">
            <text:p>24672582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6473359">
            <text:p>27647335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181186">
            <text:p>54918118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475522">
            <text:p>24547552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8988489">
            <text:p>54898848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4133953">
            <text:p>54413395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6077834">
            <text:p>57607783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Dagaart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595353">
            <text:p>24959535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Dagomb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468828">
            <text:p>24546882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124467">
            <text:p>54912446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705089">
            <text:p>54270508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851681">
            <text:p>54985168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6087142">
            <text:p>50608714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766804">
            <text:p>24576680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3766723">
            <text:p>20376672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4945884">
            <text:p>24494588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296339">
            <text:p>54029633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77086853">
            <text:p>57708685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379142">
            <text:p>54337914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571258">
            <text:p>24957125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466402">
            <text:p>24346640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091215">
            <text:p>54609121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231157">
            <text:p>24923115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6815070">
            <text:p>24681507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613963">
            <text:p>24161396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189428">
            <text:p>54318942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632996">
            <text:p>24963299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0559218">
            <text:p>24055921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3059111">
            <text:p>57305911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879091">
            <text:p>54987909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7083136">
            <text:p>24708313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2556688">
            <text:p>24255668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515250">
            <text:p>24351525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280907">
            <text:p>54928090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633295">
            <text:p>54763329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501340">
            <text:p>54350134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34441022">
            <text:p>23444102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3262826">
            <text:p>50326282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8225112">
            <text:p>24822511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7689415">
            <text:p>2476894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662037">
            <text:p>24166203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815893">
            <text:p>54381589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7338799">
            <text:p>57733879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61121192">
            <text:p>26112119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4360917">
            <text:p>54436091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7274813">
            <text:p>54727481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6268391">
            <text:p>57626839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5780343">
            <text:p>50578034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230302">
            <text:p>54123030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4839190">
            <text:p>24483919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367916">
            <text:p>5423679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0665599">
            <text:p>54066559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3269534">
            <text:p>20326953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5540603">
            <text:p>20554060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7835726">
            <text:p>24783572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160294">
            <text:p>54716029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8080817">
            <text:p>24808081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1045535">
            <text:p>54104553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2828843">
            <text:p>54282884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034451">
            <text:p>54303445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840193">
            <text:p>24384019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5808651">
            <text:p>54580865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961229">
            <text:p>24196122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9508084">
            <text:p>24950808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6245446">
            <text:p>24624544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6854700">
            <text:p>24685470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8595684">
            <text:p>24859568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032320">
            <text:p>54603232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05225120">
            <text:p>50522512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983588">
            <text:p>24198358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697331">
            <text:p>24569733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8652190">
            <text:p>54865219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1349278">
            <text:p>54134927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3713152">
            <text:p>24371315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4360637">
            <text:p>24436063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375836">
            <text:p>24537583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383996">
            <text:p>24538399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61002202">
            <text:p>26100220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052452">
            <text:p>54705245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479841">
            <text:p>54347984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9883700">
            <text:p>54988370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1662037">
            <text:p>24166203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6768414">
            <text:p>57676841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3888222">
            <text:p>54388822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2333132">
            <text:p>57233313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5886951">
            <text:p>54588695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7991404">
            <text:p>54799140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8962339">
            <text:p>54896233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8996939">
            <text:p>54899693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4610047">
            <text:p>54461004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5537849">
            <text:p>54553784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6522764">
            <text:p>24652276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7083335">
            <text:p>24708333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46778671">
            <text:p>54677867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64398908">
            <text:p>26439890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573501340">
            <text:p>57350134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1699460">
            <text:p>27169946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75659821">
            <text:p>27565982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08459024">
            <text:p>20845902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number-columns-repeated="1015"/>
        </table:table-row>
        <table:table-row table:style-name="ro1">
          <table:table-cell office:value-type="float" office:value="245514879">
            <text:p>24551487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1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1209412">
            <text:p>54120941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style-name="ce5" table:number-columns-repeated="1015"/>
        </table:table-row>
        <table:table-row table:style-name="ro1">
          <table:table-cell office:value-type="float" office:value="542169456">
            <text:p>54216945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9849616">
            <text:p>5498496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1022878">
            <text:p>54102287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3618796">
            <text:p>54361879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1013603">
            <text:p>54101360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DANGM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06116230">
            <text:p>20611623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6298358">
            <text:p>24629835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2361871">
            <text:p>54236187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34075082">
            <text:p>23407508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7614686">
            <text:p>54761468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5759292">
            <text:p>54575929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7014556">
            <text:p>24701455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7090837">
            <text:p>54709083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7835791">
            <text:p>24783579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5726044">
            <text:p>24572604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3233913">
            <text:p>54323391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1537787">
            <text:p>54153778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7850199">
            <text:p>24785019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1213008">
            <text:p>54121300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73689525">
            <text:p>27368952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5526158">
            <text:p>24552615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0980491">
            <text:p>24098049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8951693">
            <text:p>54895169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0622546">
            <text:p>24062254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2821738">
            <text:p>24282173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style-name="ce4" table:number-columns-repeated="1015"/>
        </table:table-row>
        <table:table-row table:style-name="ro1">
          <table:table-cell office:value-type="float" office:value="545543991">
            <text:p>54554399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3488503">
            <text:p>24348850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76515263">
            <text:p>57651526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0781819">
            <text:p>54078181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4544912">
            <text:p>54454491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3362876">
            <text:p>54336287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08507814">
            <text:p>50850781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9181394">
            <text:p>54918139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02007713">
            <text:p>50200771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0792937">
            <text:p>54079293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7209629">
            <text:p>54720962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07018125">
            <text:p>50701812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3379273">
            <text:p>54337927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1520035">
            <text:p>54152003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9688408">
            <text:p>54968840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6065989">
            <text:p>54606598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72774743">
            <text:p>27277474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3878877">
            <text:p>54387887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5455483">
            <text:p>54545548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02292520">
            <text:p>50229252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2910187">
            <text:p>54291018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77322388">
            <text:p>57732238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4991541">
            <text:p>54499154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2682264">
            <text:p>54268226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style-name="ce4" table:number-columns-repeated="1015"/>
        </table:table-row>
        <table:table-row table:style-name="ro1">
          <table:table-cell office:value-type="float" office:value="547617403">
            <text:p>54761740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7249766">
            <text:p>54724976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99093084">
            <text:p>549909308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1681900">
            <text:p>24168190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7018961">
            <text:p>24701896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249992205">
            <text:p>2499922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table:style-name="ce3" office:value-type="date" office:date-value="2022-05-14">
            <text:p>2022-05-14</text:p>
          </table:table-cell>
          <table:table-cell table:number-columns-repeated="1015"/>
        </table:table-row>
        <table:table-row table:style-name="ro1">
          <table:table-cell office:value-type="float" office:value="543250125">
            <text:p>54325012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019235">
            <text:p>54301923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2591883">
            <text:p>50259188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2799804">
            <text:p>24279980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78059909">
            <text:p>27805990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0876487">
            <text:p>54087648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288330">
            <text:p>54728833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9164779">
            <text:p>54916477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420194">
            <text:p>54342019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0385092">
            <text:p>24038509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2508460">
            <text:p>24250846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75617955">
            <text:p>57561795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79715377">
            <text:p>27971537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5401940">
            <text:p>54540194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665457">
            <text:p>24766545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0700266">
            <text:p>24070026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0761641">
            <text:p>54076164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093412">
            <text:p>24709341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9580555">
            <text:p>24958055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442418">
            <text:p>54744241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76075145">
            <text:p>57607514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43264760">
            <text:p>24326476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828896">
            <text:p>24782889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2313458">
            <text:p>24231345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4139823">
            <text:p>54413982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9625168">
            <text:p>24962516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1773475">
            <text:p>24177347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0772983">
            <text:p>54077298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2651895">
            <text:p>54265189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76151350">
            <text:p>57615135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1824329">
            <text:p>54182432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04093183">
            <text:p>20409318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1018443">
            <text:p>24101844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421679">
            <text:p>54342167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76397839">
            <text:p>57639783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0952222">
            <text:p>54095222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729802">
            <text:p>54372980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403304">
            <text:p>24740330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0978086">
            <text:p>24097808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0038756">
            <text:p>24003875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4478859">
            <text:p>54447885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9259245">
            <text:p>54925924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9092091">
            <text:p>54909209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01814370">
            <text:p>20181437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4128573">
            <text:p>24412857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54116871">
            <text:p>55411687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9263292">
            <text:p>54926329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710202">
            <text:p>54771020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6090224">
            <text:p>50609022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74957336">
            <text:p>57495733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5485377">
            <text:p>24548537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6044533">
            <text:p>24604453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0237087">
            <text:p>54023708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07996598">
            <text:p>20799659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0234990">
            <text:p>54023499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73751456">
            <text:p>57375145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6842276">
            <text:p>50684227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378649">
            <text:p>54337864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4541977">
            <text:p>54454197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9479760">
            <text:p>54947976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4604036">
            <text:p>54460403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0333598">
            <text:p>24033359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6616605">
            <text:p>2466166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0209781">
            <text:p>54020978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8782490">
            <text:p>50878249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6833001">
            <text:p>24683300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0282676">
            <text:p>24028267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7260780">
            <text:p>50726078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9704409">
            <text:p>549704409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753473">
            <text:p>24775347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256751">
            <text:p>24725675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6790885">
            <text:p>54679088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635550">
            <text:p>24763555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73624080">
            <text:p>27362408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1274309">
            <text:p>54127430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9947305">
            <text:p>24994730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0575453">
            <text:p>2405754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3516017">
            <text:p>54351601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3277927">
            <text:p>24327792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776080">
            <text:p>54377608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8905933">
            <text:p>50890593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101921">
            <text:p>54710192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1804135">
            <text:p>54180413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9425317">
            <text:p>24942531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8980392">
            <text:p>24898039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76062236">
            <text:p>57606223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9205711">
            <text:p>24920571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170683">
            <text:p>54717068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79100494">
            <text:p>27910049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8782490">
            <text:p>50878249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6518618">
            <text:p>24651861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9888055">
            <text:p>24988805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8642490">
            <text:p>548642490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174869">
            <text:p>54717486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234666">
            <text:p>54323466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643946">
            <text:p>54764394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5796801">
            <text:p>545796801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9947991">
            <text:p>24994799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3767463">
            <text:p>54376746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082895">
            <text:p>24708289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9851771">
            <text:p>54985177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8107724">
            <text:p>24810772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432988">
            <text:p>24743298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7675444">
            <text:p>24767544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01327591">
            <text:p>20132759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9741256">
            <text:p>54974125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1340841">
            <text:p>24134084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248218759">
            <text:p>24821875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7542559">
            <text:p>5475425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44838283">
            <text:p>54483828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Peki Senior High</text:p>
          </table:table-cell>
          <table:table-cell office:value-type="string">
            <text:p>Volta</text:p>
          </table:table-cell>
          <table:table-cell office:value-type="string">
            <text:p>22-05-2014</text:p>
          </table:table-cell>
          <table:table-cell table:number-columns-repeated="1015"/>
        </table:table-row>
        <table:table-row table:style-name="ro1">
          <table:table-cell office:value-type="float" office:value="505779787">
            <text:p>50577978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4354519">
            <text:p>27435451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7682368">
            <text:p>50768236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466154">
            <text:p>24846615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2324752">
            <text:p>24232475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1433374">
            <text:p>20143337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896379">
            <text:p>543896379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6226656">
            <text:p>20622665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851601">
            <text:p>54285160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0925027">
            <text:p>54092502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150628">
            <text:p>50815062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5468100">
            <text:p>24546810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558212">
            <text:p>54355821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8956428">
            <text:p>54895642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8711381">
            <text:p>54871138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2281125">
            <text:p>50228112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1891891">
            <text:p>54189189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7756013">
            <text:p>50775601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8846110">
            <text:p>548846110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469997">
            <text:p>54546999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5382802">
            <text:p>24538280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5726020">
            <text:p>50572602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4497212">
            <text:p>54449721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787828">
            <text:p>54578782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A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05335530">
            <text:p>50533553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0347189">
            <text:p>24034718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719190">
            <text:p>20071919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342937">
            <text:p>24834293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5049925">
            <text:p>20504992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285451">
            <text:p>2462854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7473454">
            <text:p>24747345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474384">
            <text:p>5424743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0895841">
            <text:p>54089584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407570">
            <text:p>54240757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0751196">
            <text:p>24075119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2595806">
            <text:p>50259580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526220">
            <text:p>50852622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5482698">
            <text:p>24548269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9963934">
            <text:p>24996393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937192">
            <text:p>54593719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879917">
            <text:p>248879917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9790311">
            <text:p>20979031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8306885">
            <text:p>54830688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287000">
            <text:p>24628700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579265">
            <text:p>50857926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677922">
            <text:p>24667792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467398">
            <text:p>24846739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559402">
            <text:p>24855940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715524">
            <text:p>50871552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698485">
            <text:p>20069848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9768773">
            <text:p>50976877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45697911">
            <text:p>24569791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9066955">
            <text:p>20906695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32518220">
            <text:p>23251822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4682790">
            <text:p>544682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442985">
            <text:p>20044298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563844">
            <text:p>24856384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5875773">
            <text:p>24587577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8304564">
            <text:p>54830456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7292275">
            <text:p>54729227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1915386">
            <text:p>54191538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1897070">
            <text:p>54189707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4118291">
            <text:p>24411829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011548">
            <text:p>54201154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431097">
            <text:p>20043109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2490205">
            <text:p>24249020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3109297">
            <text:p>27310929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385459">
            <text:p>24638545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546195">
            <text:p>50854619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1830655">
            <text:p>54183065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413451">
            <text:p>54241345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9864866">
            <text:p>24986486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445070">
            <text:p>54244507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431157">
            <text:p>54543115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028023">
            <text:p>50802802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4183311">
            <text:p>24418331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7439171">
            <text:p>57743917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088574">
            <text:p>54308857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621055">
            <text:p>20062105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1990284">
            <text:p>24199028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3529138">
            <text:p>24352913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34381439">
            <text:p>23438143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0255088">
            <text:p>54025508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9841889">
            <text:p>20984188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221445">
            <text:p>54322144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4929221">
            <text:p>27492922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2246621">
            <text:p>24224662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0765481">
            <text:p>24076548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4929221">
            <text:p>27492922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1384640">
            <text:p>54138464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7293081">
            <text:p>54729308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0776734">
            <text:p>54077673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9646059">
            <text:p>27964605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7681286">
            <text:p>20768128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7356141">
            <text:p>20735614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1583073">
            <text:p>20158307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9769631">
            <text:p>24976963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6012613">
            <text:p>20601261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8558805">
            <text:p>54855880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1110508">
            <text:p>24111050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73114125">
            <text:p>57311412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5199339">
            <text:p>24519933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6199450">
            <text:p>20619945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9946035">
            <text:p>24994603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9219862">
            <text:p>24921986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265187">
            <text:p>24626518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811511">
            <text:p>54581151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5779492">
            <text:p>50577949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4064341">
            <text:p>24406434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6090385">
            <text:p>20609038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586850">
            <text:p>20058685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5551649">
            <text:p>27555164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66799915">
            <text:p>26679991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2237969">
            <text:p>57223796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9456340">
            <text:p>50945634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008360">
            <text:p>50800836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0246005">
            <text:p>57024600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5760505">
            <text:p>5057605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7555011">
            <text:p>54755501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989912">
            <text:p>50898991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310542">
            <text:p>24631054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5102734">
            <text:p>50510273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4899533">
            <text:p>57489953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7127792">
            <text:p>20712779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0602349">
            <text:p>24060234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3294749">
            <text:p>24329474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6133918">
            <text:p>54613391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400206">
            <text:p>50840020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5668818">
            <text:p>54566881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7316814">
            <text:p>20731681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9608580">
            <text:p>27960858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2761037">
            <text:p>20276103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6310463">
            <text:p>50631046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6463117">
            <text:p>20646311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7592666">
            <text:p>54759266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3947310">
            <text:p>20394731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0665514">
            <text:p>24066551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905462">
            <text:p>54290546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583862">
            <text:p>54358386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3331865">
            <text:p>57333186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2823625">
            <text:p>57282362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7336816">
            <text:p>577336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939244">
            <text:p>545939244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5213144">
            <text:p>20521314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205337">
            <text:p>54320533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6336086">
            <text:p>54633608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9154513">
            <text:p>24915451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1173308">
            <text:p>54117330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A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4928101">
            <text:p>54492810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1910685">
            <text:p>54191068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7123328">
            <text:p>54712332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3608187">
            <text:p>5736081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3452475">
            <text:p>27345247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2426280">
            <text:p>24242628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7391080">
            <text:p>57739108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2885966">
            <text:p>24288596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8558493">
            <text:p>20855849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08541830">
            <text:p>20854183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6628625">
            <text:p>57662862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182928">
            <text:p>24818292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2242781">
            <text:p>24224278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4017199">
            <text:p>54401719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6988161">
            <text:p>54698816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5588602">
            <text:p>24558860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249907">
            <text:p>54524990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4625217">
            <text:p>54462521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440034">
            <text:p>20044003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6381371">
            <text:p>54638137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8441843">
            <text:p>54844184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9534540">
            <text:p>20953454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74688855">
            <text:p>57468885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449177">
            <text:p>24844917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7001425">
            <text:p>50700142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33451286">
            <text:p>23345128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716869">
            <text:p>5087168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3941003">
            <text:p>24394100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788982">
            <text:p>24678898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66054571">
            <text:p>26605457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0275486">
            <text:p>54027548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382793">
            <text:p>24838279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105427">
            <text:p>50810542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2409990">
            <text:p>54240999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7743133">
            <text:p>50774313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9035157">
            <text:p>50903515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3765404">
            <text:p>20376540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07326025">
            <text:p>20732602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1647053">
            <text:p>20164705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5335689">
            <text:p>50533568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207469">
            <text:p>2002074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0701454">
            <text:p>20070145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0913438">
            <text:p>54091343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3837478">
            <text:p>24383747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681887">
            <text:p>24668188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7638825">
            <text:p>20763882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BLANK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9673565">
            <text:p>50967356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7716169">
            <text:p>24771616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0851721">
            <text:p>24085172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64757527">
            <text:p>26475752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1081610">
            <text:p>20108161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8955024">
            <text:p>50895502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4456719">
            <text:p>2444567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4027923">
            <text:p>24402792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3051181">
            <text:p>50305118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2755151">
            <text:p>50275515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7681011">
            <text:p>50768101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0701600">
            <text:p>24070160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6083748">
            <text:p>20608374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341349">
            <text:p>24834134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5790552">
            <text:p>54579055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6124048">
            <text:p>24612404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225203">
            <text:p>54322520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7525078">
            <text:p>24752507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41689328">
            <text:p>24168932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79650207">
            <text:p>27965020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33103020">
            <text:p>23310302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0257169">
            <text:p>5402571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7478969">
            <text:p>5474789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7505591">
            <text:p>54750559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8495865">
            <text:p>24849586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41545229">
            <text:p>24154522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7380879">
            <text:p>20738087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43234031">
            <text:p>54323403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Vakpo Senior High Tec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502282456">
            <text:p>50228245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2271474">
            <text:p>50227147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3523444">
            <text:p>54352344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1908435">
            <text:p>54190843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7540688">
            <text:p>50754068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5389981">
            <text:p>24538998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9213522">
            <text:p>24921352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8799517">
            <text:p>50879951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2359812">
            <text:p>54235981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Dangm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978831">
            <text:p>54997883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6263049">
            <text:p>57626304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232068">
            <text:p>54923206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3745704">
            <text:p>24374570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5309409">
            <text:p>24530940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340579">
            <text:p>24634057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3585732">
            <text:p>50358573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7233505">
            <text:p>2472335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1227444">
            <text:p>241227444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3050267">
            <text:p>50305026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794578">
            <text:p>54779457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2531643">
            <text:p>57253164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67604005">
            <text:p>2676040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6442813">
            <text:p>50644281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9858786">
            <text:p>20985878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3996803">
            <text:p>20399680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3-05-2014</text:p>
          </table:table-cell>
          <table:table-cell table:number-columns-repeated="1015"/>
        </table:table-row>
        <table:table-row table:style-name="ro1">
          <table:table-cell office:value-type="float" office:value="204742932">
            <text:p>20474293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9468173">
            <text:p>50946817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3545990">
            <text:p>543545990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7263410">
            <text:p>24726341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79128664">
            <text:p>27912866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0602092">
            <text:p>57060209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1665781">
            <text:p>57166578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3095044">
            <text:p>57309504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6236948">
            <text:p>57623694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823179">
            <text:p>54582317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3008896">
            <text:p>57300889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261027">
            <text:p>54926102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703748">
            <text:p>24670374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8985428">
            <text:p>54898542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6043470">
            <text:p>50604347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3344786">
            <text:p>24334478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0672412">
            <text:p>24067241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511221">
            <text:p>54451122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8904883">
            <text:p>54890488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2163406">
            <text:p>24216340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610583">
            <text:p>54961058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78986967">
            <text:p>27898696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9065348">
            <text:p>24906534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243220">
            <text:p>54724322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02045735">
            <text:p>50204573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793780">
            <text:p>54579378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8984043">
            <text:p>50898404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5703085">
            <text:p>50570308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9532415">
            <text:p>5095324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73766112">
            <text:p>27376611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79331788">
            <text:p>27933178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8984064">
            <text:p>50898406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9229838">
            <text:p>24922983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7636439">
            <text:p>24763643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0304361">
            <text:p>54030436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73566090">
            <text:p>27356609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7883029">
            <text:p>24788302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879026">
            <text:p>54987902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2233461">
            <text:p>24223346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5135770">
            <text:p>57513577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69943667">
            <text:p>26994366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3958631">
            <text:p>24395863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479003">
            <text:p>54447900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244107">
            <text:p>24624410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0681793">
            <text:p>54068179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478131">
            <text:p>54447813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9748466">
            <text:p>24974846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6099767">
            <text:p>54609976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64948086">
            <text:p>26494808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853565">
            <text:p>54485356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274090">
            <text:p>54927409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0485772">
            <text:p>24048577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9188827">
            <text:p>50918882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08705652">
            <text:p>50870565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0458267">
            <text:p>54045826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3145168">
            <text:p>50314516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3532451">
            <text:p>20353245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9613307">
            <text:p>50961330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0388662">
            <text:p>57038866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4509096">
            <text:p>24450909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8797887">
            <text:p>50879788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8973078">
            <text:p>24897307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3436907">
            <text:p>50343690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0687879">
            <text:p>24068787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1999568">
            <text:p>24199956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169313">
            <text:p>24616931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6095590">
            <text:p>50609559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3131870">
            <text:p>50313187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1028123">
            <text:p>24102812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218058">
            <text:p>54921805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9076368">
            <text:p>24907636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33559537">
            <text:p>23355953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351486">
            <text:p>54735148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857523">
            <text:p>54985752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711795">
            <text:p>54571179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0677342">
            <text:p>24067734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002058">
            <text:p>54700205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2508811">
            <text:p>20250881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410607">
            <text:p>54941060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6532331">
            <text:p>54653233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6537969">
            <text:p>5065379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2723103">
            <text:p>54272310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937601">
            <text:p>54593760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1522791">
            <text:p>20152279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2772723">
            <text:p>572772723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841608">
            <text:p>54984160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3337018">
            <text:p>54333701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3896340">
            <text:p>54389634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2035204">
            <text:p>54203520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8946511">
            <text:p>24894651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8952220">
            <text:p>50895222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745201">
            <text:p>54774520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161771">
            <text:p>24616177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128905">
            <text:p>54512890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1546980">
            <text:p>24154698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0511374">
            <text:p>54051137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0685654">
            <text:p>24068565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8899531">
            <text:p>24889953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320686">
            <text:p>54432068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1929299">
            <text:p>54192929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841657">
            <text:p>54484165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459828">
            <text:p>24645982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6231597">
            <text:p>20623159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080555">
            <text:p>54508055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2270247">
            <text:p>50227024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1293558">
            <text:p>24129355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33999704">
            <text:p>23399970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5636822">
            <text:p>24563682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6953275">
            <text:p>54695327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415660">
            <text:p>54541566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0214890">
            <text:p>5702148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3826647">
            <text:p>57382664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558997">
            <text:p>54755899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1685775">
            <text:p>24168577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289026">
            <text:p>54428902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2047319">
            <text:p>50204731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7751633">
            <text:p>57775163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725793">
            <text:p>54472579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0772361">
            <text:p>24077236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2078836">
            <text:p>24207883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630323">
            <text:p>54963032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2735529">
            <text:p>54273552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828424">
            <text:p>54582842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360646">
            <text:p>54736064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8100765">
            <text:p>24810076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1077502">
            <text:p>54107750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0256134">
            <text:p>54025613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165340">
            <text:p>5491653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7686104">
            <text:p>20768610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6027718">
            <text:p>50602771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5456024">
            <text:p>24545602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9216201">
            <text:p>20921620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8478713">
            <text:p>24847871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60550262">
            <text:p>26055026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DANGM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939716">
            <text:p>5459397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5305636">
            <text:p>50530563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2400969">
            <text:p>50240096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2010433">
            <text:p>542010433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274672">
            <text:p>24627467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690985">
            <text:p>54469098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 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8113500">
            <text:p>54811350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795695">
            <text:p>54579569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248020">
            <text:p>54724802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589755">
            <text:p>54958975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860617">
            <text:p>24686061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0619987">
            <text:p>24061998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7623306">
            <text:p>20762330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493271">
            <text:p>54949327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9614426">
            <text:p>20961442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3575991">
            <text:p>24357599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888262">
            <text:p>54988826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77460076">
            <text:p>57746007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3906499">
            <text:p>54390649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1981559">
            <text:p>24198155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5539588">
            <text:p>24553958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65297235">
            <text:p>26529723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3524960">
            <text:p>54352496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3451705">
            <text:p>54345170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8507476">
            <text:p>5085074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7034840">
            <text:p>24703484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433046">
            <text:p>24643304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1795488">
            <text:p>20179548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1231568">
            <text:p>20123156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9691596">
            <text:p>24969159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141800">
            <text:p>54914180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1550712">
            <text:p>54155071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3685069">
            <text:p>24368506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4671294">
            <text:p>24467129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8895653">
            <text:p>20889565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7550508">
            <text:p>54755050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646708">
            <text:p>24664670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HAUSA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2745350">
            <text:p>20274535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5912678">
            <text:p>24591267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0823008">
            <text:p>54082300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9577489">
            <text:p>20957748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8717615">
            <text:p>50871761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1195582">
            <text:p>54119558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5799298">
            <text:p>54579929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9365166">
            <text:p>24936516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09812357">
            <text:p>50981235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3236090">
            <text:p>20323609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8220449">
            <text:p>24822044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1004739">
            <text:p>54100473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8459024">
            <text:p>20845902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6257830">
            <text:p>24625783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64182422">
            <text:p>26418242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8036411">
            <text:p>54803641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A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08557172">
            <text:p>20855717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03175899">
            <text:p>50317589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04962371">
            <text:p>20496237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45697261">
            <text:p>24569726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02856350">
            <text:p>20285635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40870784">
            <text:p>24087078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06778301">
            <text:p>50677830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1340759">
            <text:p>54134075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3749051">
            <text:p>54374905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09033427">
            <text:p>50903342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73001824">
            <text:p>27300182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49974606">
            <text:p>24997460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4485773">
            <text:p>54448577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62090369">
            <text:p>26209036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6395014">
            <text:p>54639501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3897007">
            <text:p>54389700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07579266">
            <text:p>20757926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71264431">
            <text:p>57126443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73715521">
            <text:p>27371552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61469412">
            <text:p>26146941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3255395">
            <text:p>54325539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2829481">
            <text:p>54282948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3102569">
            <text:p>5431025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45588935">
            <text:p>24558893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76245707">
            <text:p>57624570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4844422">
            <text:p>54484442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08940198">
            <text:p>50894019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240056908">
            <text:p>24005690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09673563">
            <text:p>20967356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9401222">
            <text:p>54940122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6506137">
            <text:p>54650613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544544887">
            <text:p>54454488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79333786">
            <text:p>27933378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44141447">
            <text:p>24414144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62721861">
            <text:p>26272186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Kpando Senior High</text:p>
          </table:table-cell>
          <table:table-cell office:value-type="string">
            <text:p>Volta</text:p>
          </table:table-cell>
          <table:table-cell office:value-type="string">
            <text:p>24-05-2014</text:p>
          </table:table-cell>
          <table:table-cell table:number-columns-repeated="1015"/>
        </table:table-row>
        <table:table-row table:style-name="ro1">
          <table:table-cell office:value-type="float" office:value="261489183">
            <text:p>26148918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3764200">
            <text:p>20376420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7740460">
            <text:p>50774046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2141609">
            <text:p>20214160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9079665">
            <text:p>20907966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6306695">
            <text:p>50630669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1405732">
            <text:p>24140573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9434917">
            <text:p>50943491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0841262">
            <text:p>24084126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0978043">
            <text:p>54097804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495035">
            <text:p>54949503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720343">
            <text:p>54972034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2037265">
            <text:p>57203726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9483211">
            <text:p>24948321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1168812">
            <text:p>261168812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style-name="ce6" table:number-columns-repeated="1015"/>
        </table:table-row>
        <table:table-row table:style-name="ro1">
          <table:table-cell office:value-type="float" office:value="544324619">
            <text:p>544324619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4161422">
            <text:p>24416142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2288622">
            <text:p>262288622</text:p>
          </table:table-cell>
          <table:table-cell office:value-type="string">
            <text:p>M</text:p>
          </table:table-cell>
          <table:table-cell office:value-type="float" office:value="41">
            <text:p>4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181251">
            <text:p>54918125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0011182">
            <text:p>200011182</text:p>
          </table:table-cell>
          <table:table-cell office:value-type="string">
            <text:p>M</text:p>
          </table:table-cell>
          <table:table-cell office:value-type="float" office:value="57">
            <text:p>5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Dangm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36063586">
            <text:p>23606358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4488518">
            <text:p>24448851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0895841">
            <text:p>54089584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7256287">
            <text:p>24725628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6518829">
            <text:p>24651882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3320180">
            <text:p>24332018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212409">
            <text:p>54321240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4947654">
            <text:p>24494765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8232195">
            <text:p>20823219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5049540">
            <text:p>20504954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7790970">
            <text:p>57779097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235339">
            <text:p>54923533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8978465">
            <text:p>24897846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2141107">
            <text:p>57214110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945574">
            <text:p>24294557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845527645">
            <text:p>84552764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8716784">
            <text:p>20871678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026225">
            <text:p>54202622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9968440">
            <text:p>24996844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5779450">
            <text:p>50577945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4434092">
            <text:p>50443409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73069249">
            <text:p>57306924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4432024">
            <text:p>24443202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300784">
            <text:p>24530078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3374422">
            <text:p>50337442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9531999">
            <text:p>50953199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6244172">
            <text:p>20624417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421244">
            <text:p>24542124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0674309">
            <text:p>54067430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7408582">
            <text:p>24740858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8797355">
            <text:p>50879735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6150386">
            <text:p>26615038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36109050">
            <text:p>23610905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6642855">
            <text:p>54664285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261545">
            <text:p>54926154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2804735">
            <text:p>20280473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0592942">
            <text:p>26059294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6797551">
            <text:p>54679755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6043132">
            <text:p>50604313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6997757">
            <text:p>20699775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8057548">
            <text:p>57805754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257450">
            <text:p>24225745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2595399">
            <text:p>50259539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818516">
            <text:p>5458185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4132954">
            <text:p>24413295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951599">
            <text:p>54595159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0358650">
            <text:p>24035865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689789">
            <text:p>54968978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9526861">
            <text:p>50952686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130057">
            <text:p>24213005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4611142">
            <text:p>54461114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9339121">
            <text:p>27933912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9218070">
            <text:p>50921807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841681">
            <text:p>54984168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4763691">
            <text:p>24476369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1479362">
            <text:p>24147936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1626124">
            <text:p>20162612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582108">
            <text:p>24258210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720831">
            <text:p>24572083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Hausa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340590">
            <text:p>54534059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4203783">
            <text:p>27420378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5880942">
            <text:p>26588094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1892208">
            <text:p>54189220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2033298">
            <text:p>50203329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Hausa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1205509">
            <text:p>54120550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4866839">
            <text:p>24486683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8797237">
            <text:p>50879723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3175578">
            <text:p>24317557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4089058">
            <text:p>57408905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6034584">
            <text:p>50603458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9056866">
            <text:p>24905686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32987001">
            <text:p>23298700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408911">
            <text:p>54340891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637651">
            <text:p>54363765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4594434">
            <text:p>54459443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858863">
            <text:p>54285886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0452908">
            <text:p>24045290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8162244">
            <text:p>54816224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7088847">
            <text:p>24708884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6878385">
            <text:p>27687838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208254">
            <text:p>54220825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234880">
            <text:p>54223488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7222896">
            <text:p>54722289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417821">
            <text:p>24541782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3999281">
            <text:p>24399928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1200907">
            <text:p>20120090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465658">
            <text:p>54246565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0911701">
            <text:p>54091170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988168">
            <text:p>54598816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9993739">
            <text:p>27999373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1199463">
            <text:p>26119946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6686371">
            <text:p>24668637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7345477">
            <text:p>54734547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35450781">
            <text:p>23545078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350162">
            <text:p>54535016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1472680">
            <text:p>24147268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0895336">
            <text:p>54089533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1372920">
            <text:p>24137292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043359">
            <text:p>54504335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1911606">
            <text:p>20191160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1737634">
            <text:p>54173763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47010392">
            <text:p>24701039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3337773">
            <text:p>50333777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6147190">
            <text:p>57614719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1909565">
            <text:p>27190956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a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4234475">
            <text:p>27423447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191787">
            <text:p>54919178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436245">
            <text:p>54343624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3149096">
            <text:p>24314909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7835706">
            <text:p>24783570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2745664">
            <text:p>50274566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9638371">
            <text:p>54963837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7052047">
            <text:p>50705204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688600">
            <text:p>54268860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129913">
            <text:p>54312991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1784800">
            <text:p>24178480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8078208">
            <text:p>24807820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469414">
            <text:p>24246941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937155">
            <text:p>54593715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6312192">
            <text:p>54631219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008727">
            <text:p>24200872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1904590">
            <text:p>27190459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1903363">
            <text:p>27190336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1808296">
            <text:p>26180829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6859344">
            <text:p>50685934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5308013">
            <text:p>50530801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4543611">
            <text:p>54454361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6389341">
            <text:p>54638934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4123921">
            <text:p>20412392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2389633">
            <text:p>54238963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6993641">
            <text:p>54699364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1932374">
            <text:p>24193237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9208086">
            <text:p>20920808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698137">
            <text:p>24569813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940001">
            <text:p>54594000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617322">
            <text:p>54561732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6374764">
            <text:p>54637476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6406264">
            <text:p>50640626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6111743">
            <text:p>24611174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743366">
            <text:p>54274336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716419">
            <text:p>2427164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8219192">
            <text:p>50821919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8079803">
            <text:p>54807980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8170552">
            <text:p>248170552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2900041">
            <text:p>54290004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3161047">
            <text:p>27316104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0622639">
            <text:p>24062263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6058147">
            <text:p>50605814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6099980">
            <text:p>50609998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1953579">
            <text:p>54195357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5325940">
            <text:p>50532594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6284663">
            <text:p>54628466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6011995">
            <text:p>27601199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2275146">
            <text:p>24227514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454482">
            <text:p>24545448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993630">
            <text:p>54599363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77768071">
            <text:p>27776807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3829917">
            <text:p>57382991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9403644">
            <text:p>24940364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1401050">
            <text:p>26140105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480454">
            <text:p>24548045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1958062">
            <text:p>24195806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9018047">
            <text:p>24901804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7044622">
            <text:p>54704462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1001264">
            <text:p>54100126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9824192">
            <text:p>26982419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7151396">
            <text:p>20715139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692563">
            <text:p>24569256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658755">
            <text:p>24565875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250409">
            <text:p>54325040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5333845">
            <text:p>50533384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5475817">
            <text:p>26547581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61560662">
            <text:p>26156066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4232935">
            <text:p>20423293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4633281">
            <text:p>54463328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6897332">
            <text:p>24689733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7106508">
            <text:p>24710650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6517449">
            <text:p>24651744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201425063">
            <text:p>20142506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3267861">
            <text:p>24326786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3076837">
            <text:p>24307683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8861652">
            <text:p>54886165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5307671">
            <text:p>50530767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3226891">
            <text:p>57322689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7723934">
            <text:p>50772393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5051145">
            <text:p>24505114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72754170">
            <text:p>57275417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073704">
            <text:p>54307370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7233466">
            <text:p>54723346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08951785">
            <text:p>50895178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05543425">
            <text:p>20554342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5817451">
            <text:p>54581745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3899302">
            <text:p>5438993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248802135">
            <text:p>24880213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gape Senior High</text:p>
          </table:table-cell>
          <table:table-cell office:value-type="string">
            <text:p>Volta</text:p>
          </table:table-cell>
          <table:table-cell office:value-type="string">
            <text:p>25-05-2014</text:p>
          </table:table-cell>
          <table:table-cell table:number-columns-repeated="1015"/>
        </table:table-row>
        <table:table-row table:style-name="ro1">
          <table:table-cell office:value-type="float" office:value="541199524">
            <text:p>54119952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8343739">
            <text:p>20834373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1514517">
            <text:p>24151451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2151294">
            <text:p>24215129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6016407">
            <text:p>50601640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66197943">
            <text:p>26619794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6303177">
            <text:p>54630317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5283128">
            <text:p>24528312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style-name="ce4" table:number-columns-repeated="1015"/>
        </table:table-row>
        <table:table-row table:style-name="ro1">
          <table:table-cell office:value-type="float" office:value="543110376">
            <text:p>54311037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1450398">
            <text:p>54145039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8330040">
            <text:p>54833004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8469463">
            <text:p>54846946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5496004">
            <text:p>54549600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5752742">
            <text:p>54575274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73397733">
            <text:p>57339773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9227800">
            <text:p>24922780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9221467">
            <text:p>24922146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1020227">
            <text:p>24102022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79087497">
            <text:p>27908749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7575122">
            <text:p>54757512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9435029">
            <text:p>50943502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8361085">
            <text:p>24836108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6838819">
            <text:p>24683881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7218973">
            <text:p>54721897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5509641">
            <text:p>54550964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8305550">
            <text:p>54830555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9710074">
            <text:p>20971007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7081146">
            <text:p>54708114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75850381">
            <text:p>27585038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5515878">
            <text:p>54551587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9721362">
            <text:p>54972136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0266064">
            <text:p>54026606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0778169">
            <text:p>24077816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9092091">
            <text:p>20909209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3655841">
            <text:p>24365584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9403484">
            <text:p>50940348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0693963">
            <text:p>24069396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0551971">
            <text:p>54055197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6801787">
            <text:p>54680178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1589592">
            <text:p>24158959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7751704">
            <text:p>50775170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2916965">
            <text:p>54291696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6520575">
            <text:p>24652057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3053086">
            <text:p>50305308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2682301">
            <text:p>54268230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7776949">
            <text:p>24777694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2779207">
            <text:p>54277920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9182229">
            <text:p>54918222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8264432">
            <text:p>24826443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9078157">
            <text:p>20907815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8907612">
            <text:p>24890761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6816608">
            <text:p>50681660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6685205">
            <text:p>54668520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6537019">
            <text:p>5065370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7652598">
            <text:p>20765259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<text:s/>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9833863">
            <text:p>20983386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8643075">
            <text:p>20864307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7218082">
            <text:p>24721808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47961610">
            <text:p>24796161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2769147">
            <text:p>542769147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7605982">
            <text:p>54760598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04749088">
            <text:p>20474908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08783126">
            <text:p>50878312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232997427">
            <text:p>23299742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7-05-2014</text:p>
          </table:table-cell>
          <table:table-cell table:number-columns-repeated="1015"/>
        </table:table-row>
        <table:table-row table:style-name="ro1">
          <table:table-cell office:value-type="float" office:value="540459888">
            <text:p>54045988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41350331">
            <text:p>54135033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43253541">
            <text:p>24325354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09661167">
            <text:p>50966116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07755984">
            <text:p>50775598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07634716">
            <text:p>5076347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45725987">
            <text:p>24572598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05248556">
            <text:p>50524855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47586886">
            <text:p>54758688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02729110">
            <text:p>20272911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40829680">
            <text:p>54082968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41879970">
            <text:p>24187997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42166093">
            <text:p>54216609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40011471">
            <text:p>54001147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44361822">
            <text:p>54436182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06865057">
            <text:p>20686505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01484566">
            <text:p>20148456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43580719">
            <text:p>2435807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43887706">
            <text:p>54388770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503055288">
            <text:p>50305528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table:style-name="ce3" office:value-type="date" office:date-value="2027-05-14">
            <text:p>2027-05-14</text:p>
          </table:table-cell>
          <table:table-cell table:number-columns-repeated="1015"/>
        </table:table-row>
        <table:table-row table:style-name="ro1">
          <table:table-cell office:value-type="float" office:value="241398105">
            <text:p>24139810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161348">
            <text:p>50216134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239573">
            <text:p>54723957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73604349">
            <text:p>27360434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313197">
            <text:p>50231319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547848">
            <text:p>240547848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4090933">
            <text:p>20409093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858891">
            <text:p>54285889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8454899">
            <text:p>24845489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0163786">
            <text:p>200163786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621287">
            <text:p>24062128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319129">
            <text:p>24531912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4291354">
            <text:p>54429135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1702408">
            <text:p>24170240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170843">
            <text:p>54917084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866637">
            <text:p>54786663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2283040">
            <text:p>2422830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4483396">
            <text:p>2044833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4045085">
            <text:p>24404508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5248866">
            <text:p>50524886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9213727">
            <text:p>209213727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8701951">
            <text:p>24870195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431593">
            <text:p>54843159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9709713">
            <text:p>24970971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8496849">
            <text:p>208496849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6199391">
            <text:p>20619939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9215099">
            <text:p>20921509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5084775">
            <text:p>50508477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9717895">
            <text:p>249717895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5224489">
            <text:p>20522448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7393862">
            <text:p>50739386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042558">
            <text:p>50204255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70931623">
            <text:p>57093162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648235">
            <text:p>54664823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525230">
            <text:p>24552523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866637">
            <text:p>54786663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1702408">
            <text:p>24170240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170843">
            <text:p>54917084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2283040">
            <text:p>2422830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4483396">
            <text:p>2044833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4045085">
            <text:p>24404508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5248866">
            <text:p>50524886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049563">
            <text:p>50204956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8984676">
            <text:p>50898467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4090933">
            <text:p>20409093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858891">
            <text:p>54285889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547848">
            <text:p>240547848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8454899">
            <text:p>24845489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988947">
            <text:p>54898894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224621">
            <text:p>54822462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6054905">
            <text:p>20605490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004870">
            <text:p>24500487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2423489">
            <text:p>20242348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3961077">
            <text:p>203961077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7641500">
            <text:p>50764150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8183807">
            <text:p>20818380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0642901">
            <text:p>20064290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6154600">
            <text:p>24615460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032767">
            <text:p>24703276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104124">
            <text:p>54710412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2006440">
            <text:p>24200644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802233">
            <text:p>54680223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117475">
            <text:p>50211747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Hausa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6744520">
            <text:p>50674452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8102162">
            <text:p>24810216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0870211">
            <text:p>20087021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465835">
            <text:p>50246583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nglish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767108">
            <text:p>54876710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3497405">
            <text:p>54349740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9402060">
            <text:p>50940206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6744520">
            <text:p>50674452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66663740">
            <text:p>26666374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1936106">
            <text:p>54193610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550785">
            <text:p>54955078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925677">
            <text:p>24092567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7671527">
            <text:p>50767152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76173615">
            <text:p>57617361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9402922">
            <text:p>50940292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5248953">
            <text:p>50524895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8116510">
            <text:p>24811651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1784992">
            <text:p>20178499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848256">
            <text:p>54084825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331133">
            <text:p>546331133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4100081">
            <text:p>20410008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320854">
            <text:p>54632085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477714">
            <text:p>54947771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5787571">
            <text:p>54578757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0799793">
            <text:p>20079979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3707859">
            <text:p>54370785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76224926">
            <text:p>27622492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278114">
            <text:p>247278114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9258373">
            <text:p>24925837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9772656">
            <text:p>509772656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9841995">
            <text:p>20984199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3200734">
            <text:p>20320073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593284">
            <text:p>24559328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383485">
            <text:p>245383485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402210">
            <text:p>240402210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6199458">
            <text:p>20619945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437416">
            <text:p>50243741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Sovie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200501">
            <text:p>54820050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137295">
            <text:p>54213729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309501">
            <text:p>54630950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2314339">
            <text:p>24231433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3921235">
            <text:p>20392123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776905">
            <text:p>2477769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704155">
            <text:p>24070415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496618">
            <text:p>5404966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5799338">
            <text:p>54579933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996932">
            <text:p>54799693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260597">
            <text:p>54926059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804686">
            <text:p>54680468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799793">
            <text:p>54079979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4691146">
            <text:p>54469114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277783">
            <text:p>54027778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7560468">
            <text:p>50756046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032268">
            <text:p>24703226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7710037">
            <text:p>50771003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76006108">
            <text:p>27600610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905413">
            <text:p>24090541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800825">
            <text:p>24780082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9403343">
            <text:p>50940334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811315">
            <text:p>54281131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592560">
            <text:p>24559256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447750">
            <text:p>24544775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5248562">
            <text:p>50524856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5927618">
            <text:p>54592761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449138">
            <text:p>24744913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6295507">
            <text:p>206295507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895494">
            <text:p>54889549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9108854">
            <text:p>209108854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3501762">
            <text:p>54350176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026357">
            <text:p>54202635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0941323">
            <text:p>20094132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026357">
            <text:p>54202635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795421">
            <text:p>54079542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1246617">
            <text:p>54124661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720318">
            <text:p>54772031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0668860">
            <text:p>20066886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695617">
            <text:p>54869561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6520324">
            <text:p>50652032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1406813">
            <text:p>54140681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3331171">
            <text:p>50333117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393984">
            <text:p>54739398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681464">
            <text:p>24768146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465311">
            <text:p>54646531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62666066">
            <text:p>262666066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132472">
            <text:p>54613247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3784238">
            <text:p>54378423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1216018">
            <text:p>5412160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1380197">
            <text:p>24138019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3344583">
            <text:p>24334458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6258873">
            <text:p>24625887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4690783">
            <text:p>54469078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4645545">
            <text:p>54464554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1543251">
            <text:p>541543251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3284256">
            <text:p>20328425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300702">
            <text:p>54830070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7754776">
            <text:p>507754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1750495">
            <text:p>241750495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504703">
            <text:p>54050470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182066">
            <text:p>54918206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885710">
            <text:p>54888571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975085">
            <text:p>549975085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1427067">
            <text:p>54142706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342013">
            <text:p>54734201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554452">
            <text:p>54055445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6870037">
            <text:p>54687003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412443">
            <text:p>54741244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7958761">
            <text:p>54795876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8457140">
            <text:p>54845714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0668040">
            <text:p>200668040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9413061">
            <text:p>509413061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1514450">
            <text:p>24151445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931022">
            <text:p>54093102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3232766">
            <text:p>54323276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8546283">
            <text:p>24854628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780924">
            <text:p>54278092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4378227">
            <text:p>544378227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9053139">
            <text:p>20905313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044818">
            <text:p>50204481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0681934">
            <text:p>24068193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2393251">
            <text:p>20239325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6249117">
            <text:p>246249117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7029605">
            <text:p>24702960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4844899">
            <text:p>544844899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5724920">
            <text:p>50572492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0799685">
            <text:p>540799685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5300866">
            <text:p>54530086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6578782">
            <text:p>50657878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4945492">
            <text:p>54494549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9247524">
            <text:p>54924752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455682">
            <text:p>24545568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75271001">
            <text:p>27527100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8784207">
            <text:p>508784207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02305092">
            <text:p>50230509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04490143">
            <text:p>204490143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542562448">
            <text:p>54256244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lavanyo Senior High Tech</text:p>
          </table:table-cell>
          <table:table-cell office:value-type="string">
            <text:p>Volta</text:p>
          </table:table-cell>
          <table:table-cell office:value-type="string">
            <text:p>28-05-2014</text:p>
          </table:table-cell>
          <table:table-cell table:number-columns-repeated="1015"/>
        </table:table-row>
        <table:table-row table:style-name="ro1">
          <table:table-cell office:value-type="float" office:value="245203699">
            <text:p>24520369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3680722">
            <text:p>54368072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1770164">
            <text:p>24177016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0831987">
            <text:p>24083198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4240331">
            <text:p>54424033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2746926">
            <text:p>50274692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71592944">
            <text:p>57159294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4019397">
            <text:p>24401939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3581607">
            <text:p>54358160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6294937">
            <text:p>20629493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0652061">
            <text:p>54065206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7617991">
            <text:p>50761799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3429948">
            <text:p>20342994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4993841">
            <text:p>54499384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1903250">
            <text:p>54190325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5175089">
            <text:p>24517508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9452059">
            <text:p>54945205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1820024">
            <text:p>54182002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2548478">
            <text:p>54254847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2992083">
            <text:p>54299208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7248601">
            <text:p>54724860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5768404">
            <text:p>54576840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3885192">
            <text:p>54388519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6914317">
            <text:p>24691431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8556089">
            <text:p>548556089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2593336">
            <text:p>50259333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7386566">
            <text:p>54738656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0826962">
            <text:p>54082696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3563874">
            <text:p>20356387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7484628">
            <text:p>54748462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7898266">
            <text:p>24789826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6072583">
            <text:p>20607258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1854828">
            <text:p>24185482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8464601">
            <text:p>24846460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7743471">
            <text:p>50774347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1817334">
            <text:p>24181733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4033886">
            <text:p>54403388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2011974">
            <text:p>24201197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0374088">
            <text:p>24037408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3223361">
            <text:p>20322336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1751610">
            <text:p>24175161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9857206">
            <text:p>54985720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0861931">
            <text:p>24086193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1218583">
            <text:p>54121858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0486636">
            <text:p>54048663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0635266">
            <text:p>54063526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0204514">
            <text:p>54020451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5368255">
            <text:p>54536825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0818063">
            <text:p>54081806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3220702">
            <text:p>54322070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2911867">
            <text:p>50291186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/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3532631">
            <text:p>54353263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8642712">
            <text:p>54864271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2911857">
            <text:p>50291185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5543474">
            <text:p>205543474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2074400">
            <text:p>20207440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9537199">
            <text:p>54953719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8500852">
            <text:p>24850085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1880588">
            <text:p>54188058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840777339">
            <text:p>84077733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0651290">
            <text:p>24065129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2735091">
            <text:p>20273509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8192062">
            <text:p>24819206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3427124">
            <text:p>24342712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5658782">
            <text:p>54565878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8967053">
            <text:p>24896705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8471511">
            <text:p>54847151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07667400">
            <text:p>20766740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7694783">
            <text:p>24769478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3088405">
            <text:p>2430884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7018392">
            <text:p>50701839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0437962">
            <text:p>240437962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2272698">
            <text:p>50227269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0640678">
            <text:p>24064067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4993883">
            <text:p>54499388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2862663">
            <text:p>54286266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5607104">
            <text:p>245607104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1902524">
            <text:p>54190252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7264664">
            <text:p>24726466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7818202">
            <text:p>24781820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808502114">
            <text:p>80850211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7528049">
            <text:p>54752804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8202385">
            <text:p>54820238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9420513">
            <text:p>50942051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5484652">
            <text:p>24548465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1847863">
            <text:p>54184786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5182111">
            <text:p>24518211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54099940">
            <text:p>55409994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07668525">
            <text:p>50766852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542806010">
            <text:p>54280601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fadjato Senior High</text:p>
          </table:table-cell>
          <table:table-cell office:value-type="string">
            <text:p>Volta</text:p>
          </table:table-cell>
          <table:table-cell office:value-type="string">
            <text:p>29-05-2014</text:p>
          </table:table-cell>
          <table:table-cell table:number-columns-repeated="1015"/>
        </table:table-row>
        <table:table-row table:style-name="ro1">
          <table:table-cell office:value-type="float" office:value="247762034">
            <text:p>24776203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785610">
            <text:p>54278561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276918">
            <text:p>54627691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451224">
            <text:p>54745122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649021">
            <text:p>24164902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031749">
            <text:p>24603174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1722193">
            <text:p>50172219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958773">
            <text:p>54695877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834304">
            <text:p>24783430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8057809">
            <text:p>57805780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721676">
            <text:p>54072167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708713">
            <text:p>50970871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058094">
            <text:p>50605809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749656">
            <text:p>50274965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182483">
            <text:p>24518248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7145381">
            <text:p>27714538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738080">
            <text:p>24673808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923147">
            <text:p>54592314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757502">
            <text:p>50775750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770531">
            <text:p>24977053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68224">
            <text:p>24536822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712719">
            <text:p>54171271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524131">
            <text:p>24052413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086877">
            <text:p>24608687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698536">
            <text:p>24169853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4673185">
            <text:p>244673185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325891">
            <text:p>54832589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655299">
            <text:p>24665529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652236">
            <text:p>248652236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Tertiary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185008">
            <text:p>547185008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Tertiary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792783">
            <text:p>540792783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Tertiary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870004">
            <text:p>546870004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Tertiary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87862">
            <text:p>545787862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string">
            <text:p>Tertiary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196634">
            <text:p>24819663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671634">
            <text:p>50767163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833543">
            <text:p>24083354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587151">
            <text:p>54058715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851559">
            <text:p>54385155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479702">
            <text:p>54747970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1579714">
            <text:p>261579714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6217239">
            <text:p>26621723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779816">
            <text:p>50577981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066193">
            <text:p>20506619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521816">
            <text:p>54152181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36314927">
            <text:p>23631492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ertiary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446568">
            <text:p>542446568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824279">
            <text:p>24682427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133804">
            <text:p>24513380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705320">
            <text:p>24070532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448211">
            <text:p>54344821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317142">
            <text:p>54431714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875780">
            <text:p>54987578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278103">
            <text:p>54427810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719358">
            <text:p>24571935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421512">
            <text:p>24742151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3187712">
            <text:p>50318771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32601411">
            <text:p>23260141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441492">
            <text:p>54444149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078286">
            <text:p>54307828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614815">
            <text:p>549614815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564284">
            <text:p>24856428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750933">
            <text:p>24775093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442576">
            <text:p>5424425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374439">
            <text:p>241374439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997886">
            <text:p>54899788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842214460">
            <text:p>84221446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002716">
            <text:p>50200271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721503">
            <text:p>548721503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768184695">
            <text:p>76818469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862795">
            <text:p>54886279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526210">
            <text:p>54352621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185754">
            <text:p>24518575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324386">
            <text:p>24032438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192737">
            <text:p>54919273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839938">
            <text:p>544839938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161015">
            <text:p>54316101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219572">
            <text:p>248219572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044061">
            <text:p>543044061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738080">
            <text:p>24673808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845689">
            <text:p>54284568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662285">
            <text:p>54166228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196852">
            <text:p>24719685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428604">
            <text:p>5464286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1255820">
            <text:p>544125582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347389">
            <text:p>54534738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668080">
            <text:p>200668080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NA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54589998">
            <text:p>55458999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989130">
            <text:p>24698913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KOKOMBA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248204">
            <text:p>54724820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748571">
            <text:p>54874857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611393">
            <text:p>24661139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860468">
            <text:p>54286046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348066">
            <text:p>24234806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989094">
            <text:p>546989094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918678">
            <text:p>245918678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989247">
            <text:p>54898924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720287">
            <text:p>5027202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082462">
            <text:p>24708246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089508">
            <text:p>50808950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578827">
            <text:p>24057882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6318577">
            <text:p>266318577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3781155">
            <text:p>20378115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299481">
            <text:p>54129948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93964">
            <text:p>545793964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5348018">
            <text:p>57534801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791338">
            <text:p>24179133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016773">
            <text:p>20101677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650910">
            <text:p>54865091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565774">
            <text:p>24156577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654594">
            <text:p>54965459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909296">
            <text:p>2419092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156697">
            <text:p>24715669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111967">
            <text:p>24211196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506242">
            <text:p>54650624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213083">
            <text:p>54321308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824692">
            <text:p>54482469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032054">
            <text:p>20503205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742385">
            <text:p>54974238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183963">
            <text:p>24818396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692977">
            <text:p>24769297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790398">
            <text:p>24079039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591290">
            <text:p>548591290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0671577">
            <text:p>27067157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189643">
            <text:p>24118964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521887">
            <text:p>5065218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767170">
            <text:p>24776717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595677">
            <text:p>20159567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578890">
            <text:p>2485788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018148">
            <text:p>54201814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717664">
            <text:p>24571766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207508">
            <text:p>54320750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212676">
            <text:p>54321267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157516">
            <text:p>54915751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345466">
            <text:p>540345466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755441">
            <text:p>24575544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350066">
            <text:p>20035006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743669">
            <text:p>50874366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597259">
            <text:p>24559725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9605509">
            <text:p>20960550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3669024">
            <text:p>26366902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738438">
            <text:p>24173843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606605">
            <text:p>54060660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671698">
            <text:p>50767169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286515">
            <text:p>54928651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790905">
            <text:p>54379090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68386">
            <text:p>54576838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071347">
            <text:p>24707134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697989">
            <text:p>24069798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457761">
            <text:p>24145776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107112">
            <text:p>24210711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737666">
            <text:p>54373766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126535">
            <text:p>24912653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803763">
            <text:p>54080376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283063">
            <text:p>24728306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2353272">
            <text:p>26235327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500587">
            <text:p>5495005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273724">
            <text:p>24527372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988176">
            <text:p>54298817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890644">
            <text:p>20289064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3544995">
            <text:p>273544995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947393">
            <text:p>200947393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212779">
            <text:p>249212779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200664">
            <text:p>54020066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208799">
            <text:p>54320879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080717">
            <text:p>20108071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044821">
            <text:p>24004482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893398">
            <text:p>54089339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195476">
            <text:p>24719547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009884">
            <text:p>24200988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001263">
            <text:p>50900126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645118">
            <text:p>546645118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449603">
            <text:p>54344960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042696">
            <text:p>24904269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655164">
            <text:p>54465516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824562">
            <text:p>54482456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479161">
            <text:p>24247916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541731">
            <text:p>54754173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456199">
            <text:p>24545619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229564">
            <text:p>54822956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806048">
            <text:p>54280604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410863">
            <text:p>24041086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848537">
            <text:p>54184853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115661">
            <text:p>24611566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677971">
            <text:p>24067797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4210989">
            <text:p>24421098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980720">
            <text:p>24098072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397660">
            <text:p>54739766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475995">
            <text:p>54347599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96170">
            <text:p>5457961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721365">
            <text:p>50272136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788816">
            <text:p>54078881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72962">
            <text:p>24537296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878338">
            <text:p>54987833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164188">
            <text:p>54216418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207743">
            <text:p>54720774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7020619">
            <text:p>277020619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443989">
            <text:p>24144398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663292">
            <text:p>50966329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196852">
            <text:p>24719685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140271">
            <text:p>5431402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472290">
            <text:p>54947229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584606">
            <text:p>54958460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948660">
            <text:p>54594866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302436">
            <text:p>50530243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861112">
            <text:p>548861112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687314">
            <text:p>543687314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794559">
            <text:p>54779455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103873">
            <text:p>50510387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3027703">
            <text:p>50302770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154130">
            <text:p>24915413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691120">
            <text:p>20069112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1144857">
            <text:p>571144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647720">
            <text:p>24064772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675003">
            <text:p>24067500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610691">
            <text:p>54961069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291788">
            <text:p>54529178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8828687">
            <text:p>2088286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127119">
            <text:p>54712711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7548770">
            <text:p>277548770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484136">
            <text:p>24548413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67357">
            <text:p>54576735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272893">
            <text:p>54927289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533048">
            <text:p>245533048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761351">
            <text:p>54376135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076374">
            <text:p>50707637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428666">
            <text:p>24942866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480559">
            <text:p>54948055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102869">
            <text:p>24810286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492713">
            <text:p>54449271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975433">
            <text:p>54897543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742290">
            <text:p>54974229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364693">
            <text:p>50936469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497910">
            <text:p>54449791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007525">
            <text:p>50200752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953733">
            <text:p>543953733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020697">
            <text:p>545020697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599914">
            <text:p>54759991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Have Senior High Tec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517738">
            <text:p>54551773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355677">
            <text:p>24635567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914000">
            <text:p>20791400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275994">
            <text:p>20027599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402334">
            <text:p>50740233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480829">
            <text:p>24548082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354878">
            <text:p>24635487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551402">
            <text:p>24855140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687536">
            <text:p>24668753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6145966">
            <text:p>57614596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4280884">
            <text:p>20428088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547435">
            <text:p>54854743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681186">
            <text:p>54268118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563929">
            <text:p>24056392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165793">
            <text:p>20016579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645308">
            <text:p>54464530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527101">
            <text:p>20552710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125873">
            <text:p>24612587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537066">
            <text:p>50953706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944125">
            <text:p>54094412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509031">
            <text:p>20050903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362221">
            <text:p>24636222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911434">
            <text:p>24691143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365225">
            <text:p>54636522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747703">
            <text:p>50774770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0072378">
            <text:p>57007237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043234">
            <text:p>54004323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715512">
            <text:p>50871551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7133939">
            <text:p>57713393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012360">
            <text:p>20501236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501553">
            <text:p>54950155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614724">
            <text:p>20161472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240297">
            <text:p>24624029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4916574">
            <text:p>26491657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4582299">
            <text:p>24458229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166974">
            <text:p>20016697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7855696">
            <text:p>27785569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7110335">
            <text:p>57711033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492786">
            <text:p>54949278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534504">
            <text:p>50953450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088231">
            <text:p>54108823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224727">
            <text:p>24922472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221147">
            <text:p>24822114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337018">
            <text:p>50933701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177615">
            <text:p>24617761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320372">
            <text:p>50532037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561966">
            <text:p>54756196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730239">
            <text:p>24973023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483816">
            <text:p>54748381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297283">
            <text:p>54729728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292733">
            <text:p>54129273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763576">
            <text:p>24276357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107504">
            <text:p>54710750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051944">
            <text:p>24705194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3525088">
            <text:p>20352508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2232987">
            <text:p>27223298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938481">
            <text:p>50893848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500010">
            <text:p>54350001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489237">
            <text:p>24348923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580985">
            <text:p>54458098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313485">
            <text:p>50231348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417564">
            <text:p>24741756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917077">
            <text:p>20791707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431339">
            <text:p>50243133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481023">
            <text:p>24748102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443206">
            <text:p>20044320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139895">
            <text:p>24713989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739996">
            <text:p>2437399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106136">
            <text:p>24110613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61956">
            <text:p>54576195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525602">
            <text:p>50752560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671568">
            <text:p>50767156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36211087">
            <text:p>23621108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61956">
            <text:p>54576195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250909">
            <text:p>50725090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31409644">
            <text:p>23140964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4215492">
            <text:p>50421549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27695623">
            <text:p>22769562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KOKOMB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4443822">
            <text:p>20444382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601733">
            <text:p>54460173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714905">
            <text:p>54471490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383057">
            <text:p>54038305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002598">
            <text:p>50200259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307069">
            <text:p>505307069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643535931">
            <text:p>64353593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271276">
            <text:p>50227127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500370">
            <text:p>24850037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532004">
            <text:p>50953200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306319">
            <text:p>2433063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7641314">
            <text:p>26764131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9888527">
            <text:p>27988852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263285">
            <text:p>20726328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939670">
            <text:p>24593967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HAUS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330336">
            <text:p>24933033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339802">
            <text:p>502339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547676">
            <text:p>54754767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415715">
            <text:p>24141571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505571">
            <text:p>54650557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335521">
            <text:p>54033552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312752">
            <text:p>20531275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608295">
            <text:p>24360829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279022">
            <text:p>20227902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532489">
            <text:p>50953248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0346454">
            <text:p>57034645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6780862">
            <text:p>20678086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092809">
            <text:p>24809280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562543">
            <text:p>54756254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800917">
            <text:p>24580091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303049">
            <text:p>24930304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256108">
            <text:p>24625610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738594">
            <text:p>20773859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956942">
            <text:p>24295694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210167">
            <text:p>54621016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255131">
            <text:p>24925513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743928">
            <text:p>24074392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3663212">
            <text:p>27366321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931281">
            <text:p>54293128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227017">
            <text:p>50522701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55306">
            <text:p>24535530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772551">
            <text:p>20577255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563172">
            <text:p>20556317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789282">
            <text:p>50578928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433969">
            <text:p>2014339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736590">
            <text:p>24573659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687181">
            <text:p>54768718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085451">
            <text:p>506085451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252213">
            <text:p>24525221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uan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290205">
            <text:p>54429020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16596419">
            <text:p>21659641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Guan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848816703">
            <text:p>84881670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878239">
            <text:p>54887823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809884">
            <text:p>20080988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3172119">
            <text:p>50317211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292893">
            <text:p>20029289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591273">
            <text:p>54559127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033913">
            <text:p>54303391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051748">
            <text:p>20705174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185734">
            <text:p>24618573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817925">
            <text:p>50681792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387951">
            <text:p>24938795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324482">
            <text:p>50832448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566808">
            <text:p>24556680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048393">
            <text:p>54504839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112272">
            <text:p>50211227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55858">
            <text:p>24535585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607526">
            <text:p>50660752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8922073">
            <text:p>20892207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932216">
            <text:p>50793221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9932032">
            <text:p>20993203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137293">
            <text:p>54213729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54500">
            <text:p>24535450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841014">
            <text:p>24684101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911860">
            <text:p>54091186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271651">
            <text:p>54727165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707940">
            <text:p>2417079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9212662">
            <text:p>20921266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055130">
            <text:p>50805513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253258">
            <text:p>54325325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435909">
            <text:p>24143590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034758">
            <text:p>24103475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501604">
            <text:p>24550160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798405">
            <text:p>54479840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480353">
            <text:p>20148035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101031">
            <text:p>54710103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579293">
            <text:p>24857929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779664">
            <text:p>50577966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201765">
            <text:p>54520176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1234364">
            <text:p>26123436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6618896">
            <text:p>26661889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440779">
            <text:p>24144077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689440">
            <text:p>24368944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681843">
            <text:p>20268184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353149">
            <text:p>54335314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474597">
            <text:p>24647459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798469">
            <text:p>24579846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946842">
            <text:p>24794684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944805">
            <text:p>54094480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0674347">
            <text:p>57067434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442520">
            <text:p>20544252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590846">
            <text:p>24959084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516245">
            <text:p>24151624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669994">
            <text:p>54466999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8465851">
            <text:p>20846585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30657061">
            <text:p>23065706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969074">
            <text:p>54096907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KOKOMB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934882">
            <text:p>20193488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651436">
            <text:p>20765143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947181">
            <text:p>24794718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074279">
            <text:p>54707427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409219">
            <text:p>54340921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229160">
            <text:p>50722916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271371">
            <text:p>20027137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824717">
            <text:p>24582471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214162">
            <text:p>24821416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403053">
            <text:p>50840305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8477182">
            <text:p>20847718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647054">
            <text:p>20264705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970468">
            <text:p>54097046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5226419">
            <text:p>20522641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762766">
            <text:p>50576276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2132063">
            <text:p>26213206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592574">
            <text:p>245592574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877991">
            <text:p>54287799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976075">
            <text:p>24697607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797200">
            <text:p>50879720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129295">
            <text:p>24812929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907223">
            <text:p>541907223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770824">
            <text:p>54077082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110184">
            <text:p>24511018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Haus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513121">
            <text:p>54951312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676902">
            <text:p>24067690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531642">
            <text:p>50953164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266074">
            <text:p>24526607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042210">
            <text:p>24004221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036435">
            <text:p>54203643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020415">
            <text:p>50702041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830430">
            <text:p>24183043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207716">
            <text:p>2002077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987416">
            <text:p>54298741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061051">
            <text:p>54806105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897991">
            <text:p>54889799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358603">
            <text:p>54235860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715542">
            <text:p>50871554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940586">
            <text:p>54594058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939530">
            <text:p>54593953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521342">
            <text:p>54352134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060046">
            <text:p>50906004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484157">
            <text:p>20148415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72981">
            <text:p>54577298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4084067">
            <text:p>24408406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491973">
            <text:p>24849197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769458">
            <text:p>54276945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4980419">
            <text:p>20498041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89263">
            <text:p>24538926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711023">
            <text:p>24171102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834593">
            <text:p>54483459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441782">
            <text:p>24044178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KOKOMB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462424">
            <text:p>24046242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507157">
            <text:p>54650715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407557">
            <text:p>54440755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781445">
            <text:p>54478144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3564681">
            <text:p>20356468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881230">
            <text:p>24588123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290184">
            <text:p>54429018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6856939">
            <text:p>20685693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576746">
            <text:p>54157674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955464">
            <text:p>24195546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303534">
            <text:p>54830353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803131">
            <text:p>54880313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313117">
            <text:p>54831311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588367">
            <text:p>20758836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002598">
            <text:p>50200259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362221">
            <text:p>24636222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090373">
            <text:p>24009037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3494936">
            <text:p>50349493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944125">
            <text:p>54094412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809031">
            <text:p>20080903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911434">
            <text:p>24691143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559125">
            <text:p>54155912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Haus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237495">
            <text:p>24123749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5307077">
            <text:p>50530707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307069">
            <text:p>54530706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506990">
            <text:p>24350699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Voice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933718">
            <text:p>20293371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469709">
            <text:p>20046970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663991">
            <text:p>24366399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631717">
            <text:p>24763171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449689">
            <text:p>24944968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487896">
            <text:p>24848789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429040">
            <text:p>20042904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3035043">
            <text:p>50303504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070122">
            <text:p>54607012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270136">
            <text:p>50227013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503096">
            <text:p>54750309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281148">
            <text:p>50228114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768405">
            <text:p>54576840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508232">
            <text:p>24950823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0555739">
            <text:p>57055573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7171977">
            <text:p>27717197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692339">
            <text:p>54769233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3595938">
            <text:p>27359593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391088">
            <text:p>24639108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9839836">
            <text:p>20983983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307252">
            <text:p>50230725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304497">
            <text:p>20230449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808665">
            <text:p>24680866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740055">
            <text:p>50774005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316984">
            <text:p>54431698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53871">
            <text:p>24535387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3054169">
            <text:p>5030541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618597">
            <text:p>20761859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6110746">
            <text:p>20611074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375503">
            <text:p>54537550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361761">
            <text:p>50636176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3789951">
            <text:p>20378995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848529">
            <text:p>24984852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984955">
            <text:p>50898495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417330">
            <text:p>24141733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212655">
            <text:p>24921265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9707227">
            <text:p>27970722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343296">
            <text:p>54534329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545491">
            <text:p>54554549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937169">
            <text:p>54593716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333387">
            <text:p>50933338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645935">
            <text:p>54264593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300643">
            <text:p>20730064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7268728">
            <text:p>27726872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221603">
            <text:p>54122160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271837">
            <text:p>54627183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536685">
            <text:p>50653668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468135">
            <text:p>50946813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172934">
            <text:p>50217293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869603">
            <text:p>24186960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028082">
            <text:p>50802808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353304">
            <text:p>24635330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0701480">
            <text:p>20070148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893117">
            <text:p>54289311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274908">
            <text:p>24627490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033007">
            <text:p>24703300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635189">
            <text:p>24363518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827289">
            <text:p>54382728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8352595">
            <text:p>20835259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183226">
            <text:p>24118322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6049566">
            <text:p>50604956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738594">
            <text:p>20773859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256108">
            <text:p>24625610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303049">
            <text:p>24930304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130981">
            <text:p>24813098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959510">
            <text:p>54795951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797377">
            <text:p>50879737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667576">
            <text:p>24066757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920133">
            <text:p>24892013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4468830">
            <text:p>57446883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324740">
            <text:p>245324740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3364860">
            <text:p>57336486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953886">
            <text:p>24895388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6226498">
            <text:p>20622649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4400000">
            <text:p>24440000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8181710">
            <text:p>57818171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575589">
            <text:p>20257558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74468830">
            <text:p>57446883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715355">
            <text:p>24071535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impossible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6264980">
            <text:p>20626498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239243">
            <text:p>50723924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366736">
            <text:p>54036673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935721">
            <text:p>24993572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940313">
            <text:p>54594031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7398837">
            <text:p>50739883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nglish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3055493">
            <text:p>50305549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800777">
            <text:p>24880077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036001">
            <text:p>54103600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496505">
            <text:p>20149650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028427">
            <text:p>50802842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476308">
            <text:p>24147630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6496226">
            <text:p>54649622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961261">
            <text:p>54996126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9461255">
            <text:p>20946125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650436">
            <text:p>20765043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7325334">
            <text:p>20732533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4929404">
            <text:p>24492940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879014">
            <text:p>54987901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548855">
            <text:p>54054885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0767339">
            <text:p>54076733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77723066">
            <text:p>27772306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243101">
            <text:p>54524310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9066664">
            <text:p>20906666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2202251">
            <text:p>20220225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172393">
            <text:p>54317239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8335874">
            <text:p>54833587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Twi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3234171">
            <text:p>24323417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717992">
            <text:p>508717992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KOKOMBA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6864726">
            <text:p>20686472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1815882">
            <text:p>24181588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4032848">
            <text:p>54403284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Ewe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1636129">
            <text:p>20163612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8249007">
            <text:p>24824900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3172913">
            <text:p>54317291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6071627">
            <text:p>20607162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933700">
            <text:p>24693370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252339">
            <text:p>54925233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2840966">
            <text:p>54284096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0223977">
            <text:p>24022397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615354907">
            <text:p>2615354907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7891997">
            <text:p>24789199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5011482">
            <text:p>54501148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9205144">
            <text:p>24920514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604932">
            <text:p>54160493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5407853">
            <text:p>24540785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2229612">
            <text:p>50222961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9624500">
            <text:p>54962450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1425860">
            <text:p>54142586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9549815">
            <text:p>50954981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6551512">
            <text:p>24655151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2810097">
            <text:p>24281009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44986986">
            <text:p>24498698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208769261">
            <text:p>20876926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47272390">
            <text:p>54727239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>
          <table:table-cell office:value-type="float" office:value="508461772">
            <text:p>50846177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SHS</text:p>
          </table:table-cell>
          <table:table-cell office:value-type="string">
            <text:p>SMS</text:p>
          </table:table-cell>
          <table:table-cell office:value-type="string">
            <text:p>--blank--</text:p>
          </table:table-cell>
          <table:table-cell office:value-type="string">
            <text:p>Anfoega Senior High</text:p>
          </table:table-cell>
          <table:table-cell office:value-type="string">
            <text:p>Volta</text:p>
          </table:table-cell>
          <table:table-cell office:value-type="string">
            <text:p>30-05-2014</text:p>
          </table:table-cell>
          <table:table-cell table:number-columns-repeated="1015"/>
        </table:table-row>
        <table:table-row table:style-name="ro1" table:number-rows-repeated="1046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> </number:text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text> </number:text>
      <number:currency-symbol/>
      <number:text>- </number:text>
    </number:currency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/>
      <style:text-properties fo:color="#fa7d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fo:border-top="none"/>
      <style:text-properties fo:color="#1f497d" style:text-outline="false" style:text-line-through-style="non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fo:border-top="none"/>
      <style:text-properties fo:color="#1f497d" style:text-outline="false" style:text-line-through-style="non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fo:border-top="none"/>
      <style:text-properties fo:color="#1f497d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/>
      <style:text-properties fo:color="#3f3f76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/>
      <style:text-properties fo:color="#fa7d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/>
      <style:text-properties fo:color="#3f3f3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fo:border-top="0.99pt solid #4f81bd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uaib_20_Redone_20_23-30May14" style:display-name="PageStyle_Shuaib Redone 23-30May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FFANY-GF</meta:initial-creator>
    <dc:creator>Michaela</dc:creator>
    <meta:creation-date>2014-06-18T12:52:14</meta:creation-date>
    <dc:date>2014-07-22T11:58:27</dc:date>
    <meta:generator>LibreOffice/3.6$Linux_x86 LibreOffice_project/360m1$Build-2</meta:generator>
    <meta:document-statistic meta:table-count="1" meta:cell-count="1894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